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5e2" officeooo:paragraph-rsid="000225e2"/>
    </style:style>
    <style:style style:name="P2" style:family="paragraph" style:parent-style-name="Standard">
      <style:text-properties officeooo:rsid="000225e2" officeooo:paragraph-rsid="000359b6"/>
    </style:style>
    <style:style style:name="P3" style:family="paragraph" style:parent-style-name="Standard">
      <style:text-properties officeooo:rsid="000359b6" officeooo:paragraph-rsid="000359b6"/>
    </style:style>
    <style:style style:name="P4" style:family="paragraph" style:parent-style-name="Standard">
      <style:text-properties officeooo:rsid="000359b6" officeooo:paragraph-rsid="000359b6"/>
    </style:style>
    <style:style style:name="P5" style:family="paragraph" style:parent-style-name="Standard">
      <style:text-properties officeooo:rsid="000406a9" officeooo:paragraph-rsid="000406a9"/>
    </style:style>
    <style:style style:name="P6" style:family="paragraph" style:parent-style-name="Standard">
      <style:text-properties officeooo:rsid="000406a9" officeooo:paragraph-rsid="0004d2d2"/>
    </style:style>
    <style:style style:name="P7" style:family="paragraph" style:parent-style-name="Standard">
      <style:text-properties officeooo:rsid="0004d2d2" officeooo:paragraph-rsid="0004d2d2"/>
    </style:style>
    <style:style style:name="P8" style:family="paragraph" style:parent-style-name="Standard">
      <style:text-properties officeooo:rsid="000589b1" officeooo:paragraph-rsid="000589b1"/>
    </style:style>
    <style:style style:name="P9" style:family="paragraph" style:parent-style-name="Standard">
      <style:text-properties officeooo:rsid="00076384" officeooo:paragraph-rsid="00076384"/>
    </style:style>
    <style:style style:name="P10" style:family="paragraph" style:parent-style-name="Standard">
      <style:text-properties officeooo:rsid="0007c551" officeooo:paragraph-rsid="0007c551"/>
    </style:style>
    <style:style style:name="P11" style:family="paragraph" style:parent-style-name="Standard">
      <style:text-properties officeooo:rsid="0007cb9a" officeooo:paragraph-rsid="0007cb9a"/>
    </style:style>
    <style:style style:name="P12" style:family="paragraph" style:parent-style-name="Standard">
      <style:text-properties officeooo:rsid="000225e2" officeooo:paragraph-rsid="000225e2"/>
    </style:style>
    <style:style style:name="P13" style:family="paragraph" style:parent-style-name="Standard">
      <style:text-properties style:text-underline-style="solid" style:text-underline-width="auto" style:text-underline-color="font-color" officeooo:rsid="000406a9" officeooo:paragraph-rsid="000406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/text:p>
      <text:p text:style-name="P2">for $x in doc("Books.xml")/bookstore/book</text:p>
      <text:p text:style-name="P1">where $x/price&gt;=30</text:p>
      <text:p text:style-name="P1">return $x/title</text:p>
      <text:p text:style-name="P1"/>
      <text:p text:style-name="P1"/>
      <text:p text:style-name="P2">2.</text:p>
      <text:p text:style-name="P2"><text:bookmark-start text:name="__DdeLink__0_2639677730"/><text:bookmark-start text:name="__DdeLink__67_3972286002"/>for $x in doc("Books.xml")/bookstore/book</text:p>
      <text:p text:style-name="P1">where $x/year=2005</text:p>
      <text:p text:style-name="P1">return &lt;lib2005&gt;{$x}&lt;/lib2005&gt;<text:bookmark-end text:name="__DdeLink__0_2639677730"/><text:bookmark-end text:name="__DdeLink__67_3972286002"/></text:p>
      <text:p text:style-name="P1"/>
      <text:p text:style-name="P1"/>
      <text:p text:style-name="P3">3.</text:p>
      <text:p text:style-name="P3">for $x in doc("Books.xml")/bookstore/book</text:p>
      <text:p text:style-name="P3">where $x/year=2005</text:p>
      <text:p text:style-name="P3">return &lt;publicacion&gt;{$x/year/text()}&lt;/publicacion&gt;</text:p>
      <text:p text:style-name="P3"/>
      <text:p text:style-name="P1">let $x := /bookstore/book</text:p>
      <text:p text:style-name="P1">return</text:p>
      <text:p text:style-name="P1"><text:s text:c="2"/>for $book in $x</text:p>
      <text:p text:style-name="P1"><text:s text:c="2"/>return &lt;publicacion&gt;{ $book/year/text()}&lt;/publicacion&gt;</text:p>
      <text:p text:style-name="P1"/>
      <text:p text:style-name="P1"/>
      <text:p text:style-name="P3">4.</text:p>
      <text:p text:style-name="P3"><text:bookmark-start text:name="__DdeLink__57_3972286002"/><text:bookmark-start text:name="__DdeLink__62_3972286002"/>for $x in doc("Books.xml")/bookstore/book<text:bookmark-end text:name="__DdeLink__57_3972286002"/><text:bookmark-end text:name="__DdeLink__62_3972286002"/></text:p>
      <text:p text:style-name="P3">order by $x/@category, $x/title</text:p>
      <text:p text:style-name="P3">return $x/title</text:p>
      <text:p text:style-name="P3"/>
      <text:p text:style-name="P3"/>
      <text:p text:style-name="P6">5.</text:p>
      <text:p text:style-name="P6"><text:bookmark-start text:name="__DdeLink__59_3972286002"/>let $num_libro := count(/bookstore/book)</text:p>
      <text:p text:style-name="P5">return &lt;total&gt;{$num_libro}&lt;/total&gt;<text:bookmark-end text:name="__DdeLink__59_3972286002"/></text:p>
      <text:p text:style-name="P5"/>
      <text:p text:style-name="P5"/>
      <text:p text:style-name="P5">6.</text:p>
      <text:p text:style-name="P5">let $precios := //book/price</text:p>
      <text:p text:style-name="P5">return</text:p>
      <text:p text:style-name="P5"><text:s/><text:bookmark-start text:name="__DdeLink__64_3972286002"/><text:s/>&lt;precios&gt;</text:p>
      <text:p text:style-name="P5"><text:s text:c="4"/>&lt;minimo&gt;{min($precios)}&lt;/minimo&gt;</text:p>
      <text:p text:style-name="P5"><text:s text:c="4"/>&lt;maximo&gt;{max($precios)}&lt;/maximo&gt;</text:p>
      <text:p text:style-name="P5"><text:s text:c="2"/>&lt;/precios&gt;<text:bookmark-end text:name="__DdeLink__64_397228600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7.</text:p>
      <text:p text:style-name="P5"><text:bookmark-start text:name="__DdeLink__75_3972286002"/><text:bookmark-start text:name="__DdeLink__69_3972286002"/>for $x in doc("Books.xml")/bookstore/book<text:bookmark-end text:name="__DdeLink__69_3972286002"/></text:p>
      <text:p text:style-name="P5">let $titulo := $x/title</text:p>
      <text:p text:style-name="P5">let $precio := $x/price</text:p>
      <text:p text:style-name="P5">let $preciomasiva := $precio * 1.21</text:p>
      <text:p text:style-name="P5">order by $preciomasiva</text:p>
      <text:p text:style-name="P5">return <text:s/></text:p>
      <text:p text:style-name="P5"><text:s text:c="2"/>&lt;libro&gt;</text:p>
      <text:p text:style-name="P5"><text:s text:c="4"/>&lt;titulo&gt;{$titulo}&lt;/titulo&gt;</text:p>
      <text:p text:style-name="P5"><text:s text:c="4"/>&lt;precio&gt;{$precio}&lt;/precio&gt;</text:p>
      <text:p text:style-name="P5"><text:s text:c="4"/>&lt;preciomasiva&gt;{$preciomasiva}&lt;/preciomasiva&gt;</text:p>
      <text:p text:style-name="P5"><text:s text:c="2"/>&lt;/libro&gt;<text:bookmark-end text:name="__DdeLink__75_3972286002"/></text:p>
      <text:p text:style-name="P5"/>
      <text:p text:style-name="P5"/>
      <text:p text:style-name="P5"/>
      <text:p text:style-name="P8">8.</text:p>
      <text:p text:style-name="P8"><text:bookmark-start text:name="__DdeLink__77_3972286002"/>for $x in doc("Books.xml")/bookstore<text:bookmark-end text:name="__DdeLink__77_3972286002"/></text:p>
      <text:p text:style-name="P8">return concat("La suma total de los precios es: ", sum($x/book/price))</text:p>
      <text:p text:style-name="P5"/>
      <text:p text:style-name="P5"/>
      <text:p text:style-name="P9">9.</text:p>
      <text:p text:style-name="P5"><text:bookmark-start text:name="__DdeLink__79_3972286002"/>for $x in doc("Books.xml")/bookstore/book</text:p>
      <text:p text:style-name="P5">let $titulo := $x/title</text:p>
      <text:p text:style-name="P5">let $autor := $x/author</text:p>
      <text:p text:style-name="P5">return <text:s/></text:p>
      <text:p text:style-name="P5"><text:s text:c="2"/>&lt;libro&gt;</text:p>
      <text:p text:style-name="P5"><text:s text:c="4"/>&lt;titulo&gt;{$titulo}&lt;/titulo&gt;</text:p>
      <text:p text:style-name="P5"><text:s text:c="4"/>&lt;precio&gt;{$autor}&lt;/precio&gt;</text:p>
      <text:p text:style-name="P5"><text:s text:c="2"/>&lt;/libro&gt;<text:bookmark-end text:name="__DdeLink__79_3972286002"/></text:p>
      <text:p text:style-name="P5"/>
      <text:p text:style-name="P5"/>
      <text:p text:style-name="P9">10.</text:p>
      <text:p text:style-name="P5">for $x in doc("Books.xml")/bookstore/book</text:p>
      <text:p text:style-name="P5">where starts-with($x/@category, "C")</text:p>
      <text:p text:style-name="P5">return $x</text:p>
      <text:p text:style-name="P5"/>
      <text:p text:style-name="P5"/>
      <text:p text:style-name="P10">11.</text:p>
      <text:p text:style-name="P5">for $x in doc("Books.xml")/bookstore/book</text:p>
      <text:p text:style-name="P5">where contains(lower-case($x/title), "x")</text:p>
      <text:p text:style-name="P5">order by $x/title descending</text:p>
      <text:p text:style-name="P5">return $x</text:p>
      <text:p text:style-name="P5"/>
      <text:p text:style-name="P11">12.</text:p>
      <text:p text:style-name="P11">&lt;table&gt;</text:p>
      <text:p text:style-name="P11">{</text:p>
      <text:p text:style-name="P11">for $x in doc("Books.xml")/bookstore/book</text:p>
      <text:p text:style-name="P11">let $titulo := $x/title</text:p>
      <text:p text:style-name="P11">return $titulo</text:p>
      <text:p text:style-name="P11">}</text:p>
      <text:p text:style-name="P11">&lt;/table&gt;</text:p>
      <text:p text:style-name="P13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09:28:16.478192099</meta:creation-date>
    <dc:date>2025-01-20T17:44:56.496513744</dc:date>
    <meta:editing-duration>PT12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1" meta:word-count="167" meta:character-count="1551" meta:non-whitespace-character-count="1407"/>
  </office:meta>
</office:document-meta>
</file>